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4320000029C0F7995D8D9966C09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1" text:anchor-type="paragraph" svg:width="17cm" svg:height="10.573cm" draw:z-index="0"><draw:image xlink:href="Pictures/10000000000004320000029C0F7995D8D9966C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1-10T15:10:16.431702000</meta:creation-date>
    <dc:date>2021-11-11T19:05:56.505004000</dc:date>
    <meta:editing-duration>PT2M36S</meta:editing-duration>
    <meta:editing-cycles>2</meta:editing-cycles>
    <meta:generator>LibreOffice/6.3.3.2$MacOSX_X86_64 LibreOffice_project/a64200df03143b798afd1ec74a12ab50359878ed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